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25cm" style:contextual-spacing="false"/>
      <style:text-properties style:font-name="Cantarell"/>
    </style:style>
    <style:style style:name="P2" style:family="paragraph" style:parent-style-name="Heading_20_2">
      <style:paragraph-properties fo:margin-top="0cm" fo:margin-bottom="0.25cm" style:contextual-spacing="false"/>
      <style:text-properties style:font-name="Cantarell" fo:font-weight="bold" style:font-weight-asian="bold" style:font-weight-complex="bold"/>
    </style:style>
    <style:style style:name="P3" style:family="paragraph" style:parent-style-name="Text_20_body">
      <style:paragraph-properties fo:margin-top="0cm" fo:margin-bottom="0.25cm" style:contextual-spacing="false"/>
    </style:style>
    <style:style style:name="P4" style:family="paragraph" style:parent-style-name="Text_20_body">
      <style:paragraph-properties fo:margin-top="0cm" fo:margin-bottom="0.25cm" style:contextual-spacing="false"/>
      <style:text-properties style:font-name="Cantarell"/>
    </style:style>
    <style:style style:name="P5" style:family="paragraph" style:parent-style-name="Text_20_body">
      <style:paragraph-properties fo:margin-top="0cm" fo:margin-bottom="0.25cm" style:contextual-spacing="false" fo:text-align="center" style:justify-single-word="false"/>
      <style:text-properties style:font-name="Cantarell" fo:font-style="italic" style:font-style-asian="italic" style:font-style-complex="italic"/>
    </style:style>
    <style:style style:name="P6" style:family="paragraph" style:parent-style-name="Standard">
      <style:paragraph-properties fo:margin-top="0cm" fo:margin-bottom="0.25cm" style:contextual-spacing="false" fo:text-align="center" style:justify-single-word="false"/>
      <style:text-properties style:font-name="Cantarell" fo:font-size="24pt" fo:font-weight="bold" style:font-size-asian="24pt" style:font-weight-asian="bold" style:font-size-complex="24pt" style:font-weight-complex="bold"/>
    </style:style>
    <style:style style:name="P7" style:family="paragraph" style:parent-style-name="Text_20_body">
      <style:paragraph-properties fo:margin-left="1.251cm" fo:margin-right="0cm" fo:margin-top="0cm" fo:margin-bottom="0.25cm" style:contextual-spacing="false" fo:text-indent="0cm" style:auto-text-indent="false"/>
      <style:text-properties style:font-name="Cantarell"/>
    </style:style>
    <style:style style:name="P8" style:family="paragraph" style:parent-style-name="Text_20_body">
      <style:paragraph-properties fo:margin-left="0cm" fo:margin-right="0cm" fo:margin-top="0cm" fo:margin-bottom="0.25cm" style:contextual-spacing="false" fo:text-indent="0cm" style:auto-text-indent="false"/>
      <style:text-properties style:font-name="Cantarell"/>
    </style:style>
    <style:style style:name="P9" style:family="paragraph" style:parent-style-name="Standard">
      <style:paragraph-properties fo:margin-top="0cm" fo:margin-bottom="0.25cm" style:contextual-spacing="false" fo:text-align="center" style:justify-single-word="false"/>
      <style:text-properties style:font-name="Cantarell" officeooo:paragraph-rsid="0011aeda"/>
    </style:style>
    <style:style style:name="P10" style:family="paragraph" style:parent-style-name="Text_20_body">
      <style:paragraph-properties fo:margin-top="0cm" fo:margin-bottom="0.25cm" style:contextual-spacing="false"/>
      <style:text-properties style:font-name="Cantarell" fo:font-style="italic" officeooo:rsid="000d8fb1" officeooo:paragraph-rsid="0013fdb8" style:font-style-asian="italic" style:font-style-complex="italic"/>
    </style:style>
    <style:style style:name="P11" style:family="paragraph" style:parent-style-name="Text_20_body">
      <style:paragraph-properties fo:margin-top="0cm" fo:margin-bottom="0.25cm" style:contextual-spacing="false"/>
      <style:text-properties style:font-name="Cantarell" fo:font-style="italic" officeooo:rsid="000d8fb1" officeooo:paragraph-rsid="00162b5f" style:font-style-asian="italic" style:font-style-complex="italic"/>
    </style:style>
    <style:style style:name="P12" style:family="paragraph" style:parent-style-name="Text_20_body">
      <style:paragraph-properties fo:margin-top="0cm" fo:margin-bottom="0.25cm" style:contextual-spacing="false"/>
      <style:text-properties style:font-name="Cantarell" officeooo:rsid="000d8fb1" officeooo:paragraph-rsid="0013fdb8"/>
    </style:style>
    <style:style style:name="P13" style:family="paragraph" style:parent-style-name="Text_20_body">
      <style:paragraph-properties fo:margin-top="0cm" fo:margin-bottom="0.25cm" style:contextual-spacing="false"/>
      <style:text-properties style:font-name="Cantarell" officeooo:rsid="000d8fb1" officeooo:paragraph-rsid="00199862"/>
    </style:style>
    <style:style style:name="P14" style:family="paragraph" style:parent-style-name="Text_20_body">
      <style:paragraph-properties fo:margin-top="0cm" fo:margin-bottom="0.25cm" style:contextual-spacing="false"/>
      <style:text-properties style:font-name="Cantarell" officeooo:paragraph-rsid="00162b5f"/>
    </style:style>
    <style:style style:name="P15" style:family="paragraph" style:parent-style-name="Text_20_body">
      <style:paragraph-properties fo:margin-top="0cm" fo:margin-bottom="0.25cm" style:contextual-spacing="false"/>
      <style:text-properties officeooo:rsid="0014f462" officeooo:paragraph-rsid="0014f462"/>
    </style:style>
    <style:style style:name="P16" style:family="paragraph" style:parent-style-name="Text_20_body">
      <style:paragraph-properties fo:margin-top="0cm" fo:margin-bottom="0.25cm" style:contextual-spacing="false"/>
      <style:text-properties officeooo:paragraph-rsid="0014f462"/>
    </style:style>
    <style:style style:name="P17" style:family="paragraph" style:parent-style-name="Text_20_body">
      <style:paragraph-properties fo:margin-top="0cm" fo:margin-bottom="0.25cm" style:contextual-spacing="false"/>
      <style:text-properties officeooo:paragraph-rsid="00162b5f"/>
    </style:style>
    <style:style style:name="P18" style:family="paragraph" style:parent-style-name="Text_20_body">
      <style:paragraph-properties fo:margin-top="0cm" fo:margin-bottom="0.25cm" style:contextual-spacing="false"/>
      <style:text-properties officeooo:rsid="000d8fb1" officeooo:paragraph-rsid="0018a2e9"/>
    </style:style>
    <style:style style:name="P19" style:family="paragraph" style:parent-style-name="Text_20_body">
      <style:paragraph-properties fo:margin-top="0cm" fo:margin-bottom="0.25cm" style:contextual-spacing="false"/>
      <style:text-properties officeooo:rsid="00162b5f" officeooo:paragraph-rsid="00162b5f"/>
    </style:style>
    <style:style style:name="P20" style:family="paragraph" style:parent-style-name="Text_20_body">
      <style:paragraph-properties fo:margin-top="0cm" fo:margin-bottom="0.25cm" style:contextual-spacing="false"/>
      <style:text-properties officeooo:paragraph-rsid="0018a2e9"/>
    </style:style>
    <style:style style:name="P21" style:family="paragraph" style:parent-style-name="Text_20_body">
      <style:paragraph-properties fo:margin-left="1.251cm" fo:margin-right="0cm" fo:margin-top="0cm" fo:margin-bottom="0.25cm" style:contextual-spacing="false" fo:text-indent="0cm" style:auto-text-indent="false"/>
      <style:text-properties style:font-name="Cantarell" officeooo:rsid="00183e06" officeooo:paragraph-rsid="00162b5f"/>
    </style:style>
    <style:style style:name="P22" style:family="paragraph" style:parent-style-name="Text_20_body">
      <style:paragraph-properties fo:margin-left="1.251cm" fo:margin-right="0cm" fo:margin-top="0cm" fo:margin-bottom="0.25cm" style:contextual-spacing="false" fo:text-indent="0cm" style:auto-text-indent="false"/>
      <style:text-properties style:font-name="Cantarell" officeooo:rsid="000d8fb1" officeooo:paragraph-rsid="0013fdb8"/>
    </style:style>
    <style:style style:name="P23" style:family="paragraph" style:parent-style-name="Text_20_body">
      <style:paragraph-properties fo:margin-left="1.251cm" fo:margin-right="0cm" fo:margin-top="0cm" fo:margin-bottom="0.25cm" style:contextual-spacing="false" fo:text-indent="0cm" style:auto-text-indent="false"/>
      <style:text-properties style:font-name="Cantarell" officeooo:rsid="000d8fb1" officeooo:paragraph-rsid="00162b5f"/>
    </style:style>
    <style:style style:name="P24" style:family="paragraph" style:parent-style-name="Text_20_body">
      <style:paragraph-properties fo:margin-left="1.251cm" fo:margin-right="0cm" fo:margin-top="0cm" fo:margin-bottom="0.25cm" style:contextual-spacing="false" fo:text-indent="0cm" style:auto-text-indent="false"/>
      <style:text-properties style:font-name="Cantarell" officeooo:paragraph-rsid="00162b5f"/>
    </style:style>
    <style:style style:name="P25" style:family="paragraph" style:parent-style-name="Heading_20_3">
      <style:paragraph-properties fo:margin-top="0cm" fo:margin-bottom="0.25cm" style:contextual-spacing="false"/>
      <style:text-properties style:font-name="Cantarell" officeooo:paragraph-rsid="00162b5f"/>
    </style:style>
    <style:style style:name="P26" style:family="paragraph" style:parent-style-name="Heading_20_3">
      <style:paragraph-properties fo:margin-top="0cm" fo:margin-bottom="0.25cm" style:contextual-spacing="false"/>
      <style:text-properties style:font-name="Cantarell" officeooo:paragraph-rsid="00162b5f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color="#ffffff" style:font-name="Cantarell" style:font-size-asian="10.5pt"/>
    </style:style>
    <style:style style:name="P29" style:family="paragraph">
      <style:paragraph-properties fo:text-align="end"/>
      <style:text-properties fo:font-style="normal" style:font-style-asian="normal" style:font-style-complex="normal"/>
    </style:style>
    <style:style style:name="P30" style:family="paragraph">
      <style:paragraph-properties fo:text-align="end"/>
      <style:text-properties style:font-name="Cantarell" fo:font-size="12pt" fo:font-style="normal" style:font-style-asian="normal" style:font-style-complex="normal"/>
    </style:style>
    <style:style style:name="P31" style:family="paragraph">
      <style:paragraph-properties fo:text-align="start"/>
    </style:style>
    <style:style style:name="P32" style:family="paragraph">
      <style:paragraph-properties fo:margin-top="0cm" fo:margin-bottom="0cm" fo:text-align="start"/>
    </style:style>
    <style:style style:name="P33" style:family="paragraph">
      <style:paragraph-properties fo:text-align="start"/>
      <style:text-properties style:font-name="Times New Roman" fo:font-size="12pt" fo:font-style="normal" style:font-style-asian="normal" style:font-style-complex="normal"/>
    </style:style>
    <style:style style:name="T1" style:family="text">
      <style:text-properties style:font-name="Cantarell"/>
    </style:style>
    <style:style style:name="T2" style:family="text">
      <style:text-properties style:font-name="Cantarell" fo:font-style="italic" style:font-style-asian="italic" style:font-style-complex="italic"/>
    </style:style>
    <style:style style:name="T3" style:family="text">
      <style:text-properties style:font-name="Cantarell" fo:font-style="italic" officeooo:rsid="001bec51" style:font-style-asian="italic" style:font-style-complex="italic"/>
    </style:style>
    <style:style style:name="T4" style:family="text">
      <style:text-properties style:font-name="Cantarell" fo:font-style="italic" officeooo:rsid="001c02f5" style:font-style-asian="italic" style:font-style-complex="italic"/>
    </style:style>
    <style:style style:name="T5" style:family="text">
      <style:text-properties style:font-name="Cantarell" fo:font-style="italic" officeooo:rsid="00180d15" style:font-style-asian="italic" style:font-style-complex="italic"/>
    </style:style>
    <style:style style:name="T6" style:family="text">
      <style:text-properties style:font-name="Cantarell" officeooo:rsid="0014f46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officeooo:rsid="000d8fb1"/>
    </style:style>
    <style:style style:name="T12" style:family="text">
      <style:text-properties officeooo:rsid="00177d6d"/>
    </style:style>
    <style:style style:name="T13" style:family="text">
      <style:text-properties officeooo:rsid="00186b8d"/>
    </style:style>
    <style:style style:name="T14" style:family="text">
      <style:text-properties officeooo:rsid="0012f638"/>
    </style:style>
    <style:style style:name="T15" style:family="text">
      <style:text-properties officeooo:rsid="000e3781"/>
    </style:style>
    <style:style style:name="T16" style:family="text">
      <style:text-properties officeooo:rsid="00183e06"/>
    </style:style>
    <style:style style:name="T17" style:family="text">
      <style:text-properties officeooo:rsid="0013fdb8"/>
    </style:style>
    <style:style style:name="T18" style:family="text">
      <style:text-properties style:font-name="Cantarell"/>
    </style:style>
    <style:style style:name="T19" style:family="text">
      <style:text-properties style:font-name="Cantarell" officeooo:rsid="000d8fb1"/>
    </style:style>
    <style:style style:name="T20" style:family="text">
      <style:text-properties style:font-name="Cantarell" fo:font-style="italic" style:font-style-asian="italic" style:font-style-complex="italic"/>
    </style:style>
    <style:style style:name="T21" style:family="text">
      <style:text-properties style:font-name="Cantarell" fo:font-style="italic" officeooo:rsid="000d8fb1" style:font-style-asian="italic" style:font-style-complex="italic"/>
    </style:style>
    <style:style style:name="T22" style:family="text">
      <style:text-properties officeooo:rsid="001a29bd"/>
    </style:style>
    <style:style style:name="T23" style:family="text">
      <style:text-properties officeooo:rsid="00180d15"/>
    </style:style>
    <style:style style:name="T24" style:family="text">
      <style:text-properties fo:color="#ffffff" style:font-name="Cantarell" style:font-size-asian="10.5pt"/>
    </style:style>
    <style:style style:name="T25" style:family="text">
      <style:text-properties style:font-name="Cantarell" fo:font-size="12pt"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303030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303030"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textarea-horizontal-align="right" draw:textarea-vertical-align="middle" fo:padding-right="0.499cm" style:run-through="foreground" style:vertical-pos="from-top" style:vertical-rel="page" style:horizontal-pos="from-left" style:horizontal-rel="paragraph"/>
    </style:style>
    <style:style style:name="gr4" style:family="graphic">
      <style:graphic-properties draw:stroke="none" draw:fill="none" draw:textarea-horizontal-align="left" draw:textarea-vertical-align="middle" fo:padding-left="0.499cm" style:run-through="foreground" style:vertical-pos="from-top" style:vertical-rel="page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6" draw:style-name="gr3" draw:text-style-name="P30" svg:width="6.256cm" svg:height="1.341cm" svg:x="4.546cm" svg:y="4.189cm">
        <text:p text:style-name="P29"><text:span text:style-name="T25">patrick.f.king@gmail.com</text:span></text:p>
        <text:p text:style-name="P29"><text:span text:style-name="T25">(403) 922-4960</text:span></text:p>
      </draw:rect>
      <draw:rect text:anchor-type="page" text:anchor-page-number="1" draw:z-index="7" draw:style-name="gr4" draw:text-style-name="P33" svg:width="6.525cm" svg:height="1.341cm" svg:x="10.8cm" svg:y="4.193cm">
        <text:p text:style-name="P31"><text:span text:style-name="T25">Calgary, Canada</text:span></text:p>
        <text:p text:style-name="P32"><text:span text:style-name="T25">Resume and CV: </text:span><text:span text:style-name="T25"><text:a xlink:href="https://patrickking.github.io/" xlink:type="simple">patrickking.github.io</text:a></text:span></text:p>
      </draw:rect>
      <draw:line text:anchor-type="page" text:anchor-page-number="1" draw:z-index="8" draw:style-name="gr5" draw:text-style-name="P27" svg:x1="10.8cm" svg:y1="4.32cm" svg:x2="10.8cm" svg:y2="5.53cm">
        <text:p/>
      </draw:line>
      <text:p text:style-name="P6">PATRICK KING</text:p>
      <text:p text:style-name="P9"><text:span text:style-name="T11">Senior f</text:span>ull-stack web developer in Ruby on Rails + React + Node.js</text:p>
      <text:p text:style-name="P4"/>
      <text:p text:style-name="P4"/>
      <text:h text:style-name="P1" text:outline-level="2">RECENT EXPERIENCE</text:h>
      <text:h text:style-name="P25" text:outline-level="3">Hacquity <text:span text:style-name="T19">–</text:span> Hacking Gender Equity Hackathon <text:span text:style-name="T19">–</text:span> 2018</text:h>
      <text:p text:style-name="P17"><text:span text:style-name="T2">DoM Citizen </text:span><text:a xlink:type="simple" xlink:href="https://github.com/PatrickKing/hacquity-apps"><text:span text:style-name="T2">(Github)</text:span></text:a><text:span text:style-name="T2"> </text:span><text:span text:style-name="T21">–</text:span><text:span text:style-name="T2"> </text:span><text:span text:style-name="T3">May to September </text:span><text:span text:style-name="T2">2018</text:span></text:p>
      <text:p text:style-name="P8"><draw:rect text:anchor-type="as-char" draw:z-index="0" draw:style-name="gr1" draw:text-style-name="P28" svg:width="2.897cm" svg:height="0.625cm" draw:corner-radius="0.25cm"><text:p text:style-name="P27"><text:span text:style-name="T24">Ruby On Rails</text:span></text:p></draw:rect> <draw:rect text:anchor-type="as-char" draw:z-index="1" draw:style-name="gr1" draw:text-style-name="P28" svg:width="3.169cm" svg:height="0.625cm" draw:corner-radius="0.25cm"><text:p text:style-name="P27"><text:span text:style-name="T24">Postgres SQL</text:span></text:p></draw:rect> <draw:rect text:anchor-type="as-char" draw:z-index="2" draw:style-name="gr1" draw:text-style-name="P28" svg:width="0.92cm" svg:height="0.625cm" draw:corner-radius="0.25cm"><text:p text:style-name="P27"><text:span text:style-name="T24">S3</text:span></text:p></draw:rect> <draw:rect text:anchor-type="as-char" draw:z-index="3" draw:style-name="gr1" draw:text-style-name="P28" svg:width="3.675cm" svg:height="0.625cm" draw:corner-radius="0.25cm"><text:p text:style-name="P27"><text:span text:style-name="T24">Google Docs API</text:span></text:p></draw:rect> <draw:rect text:anchor-type="as-char" svg:y="-0.31cm" draw:z-index="4" draw:style-name="gr2" draw:text-style-name="P28" svg:width="5.525cm" svg:height="0.625cm" draw:corner-radius="0.25cm"><text:p text:style-name="P27"><text:span text:style-name="T24">Email (Sendgrid + Mailgun)</text:span></text:p></draw:rect> <draw:rect text:anchor-type="as-char" draw:z-index="5" draw:style-name="gr1" draw:text-style-name="P28" svg:width="1.676cm" svg:height="0.625cm" draw:corner-radius="0.25cm"><text:p text:style-name="P27"><text:span text:style-name="T24">Heroku</text:span></text:p></draw:rect> </text:p>
      <text:p text:style-name="P24"><text:span text:style-name="T10">Role:</text:span> Lead Developer <text:span text:style-name="T19">–</text:span> <text:span text:style-name="T10">Challenges:</text:span> As part of an extended hackathon I built DoM (Department of Medicine) Citizen, a prototype community portal for physicians in Calgary. This <text:span text:style-name="T17">R</text:span>ails app <text:span text:style-name="T17">let me try</text:span> my hand at some new cloud APIs, and as the webapp is part of a larger initiative to study barriers to gender equity in medicine, I had the opportunity to help facilitate a workshop about the site and present it to potential users there. Working alone to deliver some intricate features, I opted to limit complexity and simulate a single-page app experience with turbolinks. I built a fast and responsive site with virtually no javascript. </text:p>
      <text:h text:style-name="P25" text:outline-level="3">VizworX Inc. <text:span text:style-name="T11">–</text:span> March 2013 to Present</text:h>
      <text:p text:style-name="P11">Unreleased Rails <text:span text:style-name="T22">and</text:span> React <text:span text:style-name="T12">Product</text:span> – <text:span text:style-name="T13">January to April </text:span>2019</text:p>
      <text:p text:style-name="P13"><draw:rect text:anchor-type="as-char" draw:z-index="20" draw:style-name="gr1" draw:text-style-name="P28" svg:width="1.811cm" svg:height="0.625cm" draw:corner-radius="0.25cm"><text:p text:style-name="P27"><text:span text:style-name="T24">React.js</text:span></text:p></draw:rect> <draw:rect text:anchor-type="as-char" draw:z-index="21" draw:style-name="gr1" draw:text-style-name="P28" svg:width="2.257cm" svg:height="0.625cm" draw:corner-radius="0.25cm"><text:p text:style-name="P27"><text:span text:style-name="T24">Webpack</text:span></text:p></draw:rect> <draw:rect text:anchor-type="as-char" draw:z-index="22" draw:style-name="gr1" draw:text-style-name="P28" svg:width="2.941cm" svg:height="0.625cm" draw:corner-radius="0.25cm"><text:p text:style-name="P27"><text:span text:style-name="T24">Immutable.js</text:span></text:p></draw:rect> <draw:rect text:anchor-type="as-char" draw:z-index="23" draw:style-name="gr1" draw:text-style-name="P28" svg:width="1.615cm" svg:height="0.625cm" draw:corner-radius="0.25cm"><text:p text:style-name="P27"><text:span text:style-name="T24">Redux</text:span></text:p></draw:rect> <draw:rect text:anchor-type="as-char" draw:z-index="24" draw:style-name="gr1" draw:text-style-name="P28" svg:width="3.015cm" svg:height="0.625cm" draw:corner-radius="0.25cm"><text:p text:style-name="P27"><text:span text:style-name="T24">React-Router</text:span></text:p></draw:rect> <draw:rect text:anchor-type="as-char" draw:z-index="39" draw:style-name="gr1" draw:text-style-name="P28" svg:width="4.767cm" svg:height="0.625cm" draw:corner-radius="0.25cm"><text:p text:style-name="P27"><text:span text:style-name="T24">Javascript (ES 2015+)</text:span></text:p></draw:rect> <draw:rect text:anchor-type="as-char" draw:z-index="25" draw:style-name="gr1" draw:text-style-name="P28" svg:width="2.14cm" svg:height="0.625cm" draw:corner-radius="0.25cm"><text:p text:style-name="P27"><text:span text:style-name="T24">Three.js</text:span></text:p></draw:rect> <draw:rect text:anchor-type="as-char" draw:z-index="26" draw:style-name="gr1" draw:text-style-name="P28" svg:width="3.015cm" svg:height="0.625cm" draw:corner-radius="0.25cm"><text:p text:style-name="P27"><text:span text:style-name="T24">Ruby On Rails</text:span></text:p></draw:rect> <draw:rect text:anchor-type="as-char" draw:z-index="27" draw:style-name="gr1" draw:text-style-name="P28" svg:width="1.955cm" svg:height="0.625cm" draw:corner-radius="0.25cm"><text:p text:style-name="P27"><text:span text:style-name="T24">Rails API</text:span></text:p></draw:rect> <draw:rect text:anchor-type="as-char" draw:z-index="28" draw:style-name="gr1" draw:text-style-name="P28" svg:width="3.169cm" svg:height="0.625cm" draw:corner-radius="0.25cm"><text:p text:style-name="P27"><text:span text:style-name="T24">Postgres SQL</text:span></text:p></draw:rect> <draw:rect text:anchor-type="as-char" draw:z-index="29" draw:style-name="gr1" draw:text-style-name="P28" svg:width="1.468cm" svg:height="0.625cm" draw:corner-radius="0.25cm"><text:p text:style-name="P27"><text:span text:style-name="T24">RSpec</text:span></text:p></draw:rect> <draw:rect text:anchor-type="as-char" draw:z-index="30" draw:style-name="gr1" draw:text-style-name="P28" svg:width="1.673cm" svg:height="0.625cm" draw:corner-radius="0.25cm"><text:p text:style-name="P27"><text:span text:style-name="T24">Docker</text:span></text:p></draw:rect> <draw:rect text:anchor-type="as-char" draw:z-index="31" draw:style-name="gr1" draw:text-style-name="P28" svg:width="1.592cm" svg:height="0.625cm" draw:corner-radius="0.25cm"><text:p text:style-name="P27"><text:span text:style-name="T24">Matlab</text:span></text:p></draw:rect> <draw:rect text:anchor-type="as-char" draw:z-index="40" draw:style-name="gr1" draw:text-style-name="P28" svg:width="1.712cm" svg:height="0.625cm" draw:corner-radius="0.25cm"><text:p text:style-name="P27"><text:span text:style-name="T24">DICOM</text:span></text:p></draw:rect> <text:s/><draw:rect text:anchor-type="as-char" draw:z-index="32" draw:style-name="gr1" draw:text-style-name="P28" svg:width="1.225cm" svg:height="0.625cm" draw:corner-radius="0.25cm"><text:p text:style-name="P27"><text:span text:style-name="T24">JWT</text:span></text:p></draw:rect> <draw:rect text:anchor-type="as-char" draw:z-index="33" draw:style-name="gr1" draw:text-style-name="P28" svg:width="1.978cm" svg:height="0.625cm" draw:corner-radius="0.25cm"><text:p text:style-name="P27"><text:span text:style-name="T24">Gitlab CI</text:span></text:p></draw:rect> <text:span text:style-name="T14"><draw:rect text:anchor-type="as-char" draw:z-index="34" draw:style-name="gr1" draw:text-style-name="P28" svg:width="1.978cm" svg:height="0.625cm" draw:corner-radius="0.25cm"><text:p text:style-name="P27"><text:span text:style-name="T24">AWS S3</text:span></text:p></draw:rect></text:span><text:span text:style-name="T14"> </text:span><text:span text:style-name="T14"><draw:rect text:anchor-type="as-char" draw:z-index="35" draw:style-name="gr1" draw:text-style-name="P28" svg:width="4.864cm" svg:height="0.625cm" draw:corner-radius="0.25cm"><text:p text:style-name="P27"><text:span text:style-name="T24">AWS Elastic Beanstalk</text:span></text:p></draw:rect></text:span><text:span text:style-name="T14"> </text:span><text:span text:style-name="T14"><draw:rect text:anchor-type="as-char" draw:z-index="36" draw:style-name="gr1" draw:text-style-name="P28" svg:width="2.38cm" svg:height="0.625cm" draw:corner-radius="0.25cm"><text:p text:style-name="P27"><text:span text:style-name="T24">AWS RDS</text:span></text:p></draw:rect></text:span><text:span text:style-name="T14"> </text:span><text:span text:style-name="T14"><draw:rect text:anchor-type="as-char" draw:z-index="37" draw:style-name="gr1" draw:text-style-name="P28" svg:width="2.4cm" svg:height="0.625cm" draw:corner-radius="0.25cm"><text:p text:style-name="P27"><text:span text:style-name="T24">AWS ECS</text:span></text:p></draw:rect></text:span><text:span text:style-name="T14"> </text:span><text:span text:style-name="T14"><draw:rect text:anchor-type="as-char" draw:z-index="38" draw:style-name="gr1" draw:text-style-name="P28" svg:width="3.135cm" svg:height="0.625cm" draw:corner-radius="0.25cm"><text:p text:style-name="P27"><text:span text:style-name="T24">AWS Fargate</text:span></text:p></draw:rect></text:span><text:span text:style-name="T14"> </text:span></text:p>
      <text:p text:style-name="P23"><text:span text:style-name="T10">Role:</text:span> <text:span text:style-name="T15">Lead</text:span> Developer <text:span text:style-name="T1">–</text:span> <text:span text:style-name="T10">Challenges:</text:span> <text:span text:style-name="T16">I returned to Vizworx for a four month engagement to lead a team of three other developers and a part time designer, to build a greenfield medical imaging product. This role had me just where I like to be: with a mix of new and familiar technologies, and with the chance to build the entire stack through browser, server, database, deployment automation, and cloud hosting. </text:span></text:p>
      <text:p text:style-name="P21">Our customer brought high expectations and limitless feature requests; careful <text:soft-page-break/>engagement, prioritization, clear communication, and expectation management were all key to success. One particular challenge was to containerize some specialized Matlab code, and integrate it into a Rails driven job queue. This role brought an opportunity to dive into AWS's family of cloud tools. With a mix of skill levels on the team, structuring work so that junior developers can learn, and make meaningful contributions, and advance overall development, was also an interesting puzzle to solve.</text:p>
      <text:p text:style-name="P18"><text:a xlink:type="simple" xlink:href="https://apps2.cer-rec.gc.ca/imports-exports/"><text:span text:style-name="T2">Imp</text:span></text:a><text:a xlink:type="simple" xlink:href="https://apps2.cer-rec.gc.ca/imports-exports/"><text:span text:style-name="T2">orts &amp; Exports of Energy Products</text:span></text:a><text:span text:style-name="T2"> </text:span><text:span text:style-name="T4">(CER)</text:span><text:span text:style-name="T2"> </text:span><text:a xlink:type="simple" xlink:href="https://github.com/NEBGitHub/importations-exportations_imports-exports"><text:span text:style-name="T2">(Github)</text:span></text:a><text:span text:style-name="T2"> </text:span><text:span text:style-name="T2">–</text:span><text:span text:style-name="T2"> 2017 to 2018</text:span></text:p>
      <text:p text:style-name="P14"><draw:rect text:anchor-type="as-char" draw:z-index="9" draw:style-name="gr1" draw:text-style-name="P28" svg:width="1.811cm" svg:height="0.625cm" draw:corner-radius="0.25cm"><text:p text:style-name="P27"><text:span text:style-name="T24">React.js</text:span></text:p></draw:rect> <draw:rect text:anchor-type="as-char" draw:z-index="10" draw:style-name="gr1" draw:text-style-name="P28" svg:width="2.941cm" svg:height="0.625cm" draw:corner-radius="0.25cm"><text:p text:style-name="P27"><text:span text:style-name="T24">Immutable.js</text:span></text:p></draw:rect> <draw:rect text:anchor-type="as-char" draw:z-index="11" draw:style-name="gr1" draw:text-style-name="P28" svg:width="1.615cm" svg:height="0.625cm" draw:corner-radius="0.25cm"><text:p text:style-name="P27"><text:span text:style-name="T24">Redux</text:span></text:p></draw:rect> <draw:rect text:anchor-type="as-char" draw:z-index="12" draw:style-name="gr1" draw:text-style-name="P28" svg:width="2.257cm" svg:height="0.625cm" draw:corner-radius="0.25cm"><text:p text:style-name="P27"><text:span text:style-name="T24">Webpack</text:span></text:p></draw:rect> <draw:rect text:anchor-type="as-char" draw:z-index="13" draw:style-name="gr1" draw:text-style-name="P28" svg:width="0.98cm" svg:height="0.625cm" draw:corner-radius="0.25cm"><text:p text:style-name="P27"><text:span text:style-name="T24">IIS</text:span></text:p></draw:rect></text:p>
      <text:p text:style-name="P24"><text:span text:style-name="T10">Role:</text:span> Consulting Developer <text:span text:style-name="T19">–</text:span> <text:span text:style-name="T10">Challenges:</text:span> While transitioning out of the company, I bootstrapped this new visualization and assisted with scoping and estimation before handing it off to the team. The main challenge was to offload and document all of the knowledge I had built up of the client and our projects. Keeping up with code review also became interesting, as I was no longer the <text:span text:style-name="T23">principal </text:span>author <text:span text:style-name="T23">the</text:span> code, and had less frequent contact with the team over time. </text:p>
      <text:p text:style-name="P20"><text:a xlink:type="simple" xlink:href="https://apps2.cer-rec.gc.ca/pipeline-incidents"><text:span text:style-name="T2">Pipeline Incidents</text:span></text:a><text:span text:style-name="T2"> (</text:span><text:span text:style-name="T4">CER</text:span><text:span text:style-name="T2">) </text:span><text:a xlink:type="simple" xlink:href="https://github.com/NEBGitHub/incidents-pipeliniers_pipeline-incidents"><text:span text:style-name="T2">(Github)</text:span></text:a><text:span text:style-name="T2"> </text:span><text:span text:style-name="T21">–</text:span><text:span text:style-name="T2"> 2017</text:span></text:p>
      <text:p text:style-name="P14"><draw:rect text:anchor-type="as-char" draw:z-index="14" draw:style-name="gr1" draw:text-style-name="P28" svg:width="1.811cm" svg:height="0.625cm" draw:corner-radius="0.25cm"><text:p text:style-name="P27"><text:span text:style-name="T24">React.js</text:span></text:p></draw:rect> <draw:rect text:anchor-type="as-char" draw:z-index="15" draw:style-name="gr1" draw:text-style-name="P28" svg:width="2.941cm" svg:height="0.625cm" draw:corner-radius="0.25cm"><text:p text:style-name="P27"><text:span text:style-name="T24">Immutable.js</text:span></text:p></draw:rect> <draw:rect text:anchor-type="as-char" draw:z-index="16" draw:style-name="gr1" draw:text-style-name="P28" svg:width="1.615cm" svg:height="0.625cm" draw:corner-radius="0.25cm"><text:p text:style-name="P27"><text:span text:style-name="T24">Redux</text:span></text:p></draw:rect> <draw:rect text:anchor-type="as-char" draw:z-index="17" draw:style-name="gr1" draw:text-style-name="P28" svg:width="2.257cm" svg:height="0.625cm" draw:corner-radius="0.25cm"><text:p text:style-name="P27"><text:span text:style-name="T24">Webpack</text:span></text:p></draw:rect> <draw:rect text:anchor-type="as-char" draw:z-index="18" draw:style-name="gr1" draw:text-style-name="P28" svg:width="0.98cm" svg:height="0.625cm" draw:corner-radius="0.25cm"><text:p text:style-name="P27"><text:span text:style-name="T24">IIS</text:span></text:p></draw:rect> <draw:rect text:anchor-type="as-char" draw:z-index="19" draw:style-name="gr1" draw:text-style-name="P28" svg:width="1.781cm" svg:height="0.625cm" draw:corner-radius="0.25cm"><text:p text:style-name="P27"><text:span text:style-name="T24">Node.js</text:span></text:p></draw:rect></text:p>
      <text:p text:style-name="P24"><text:span text:style-name="T9">Role:</text:span> Lead Developer <text:span text:style-name="T19">–</text:span> <text:span text:style-name="T9">Challenges:</text:span> I onboarded a new junior developer, while transitioning the team to a new React based stack, while delivering a complex browser data visualization app under a tight deadline. My organizational skills, time management, client interfacing and detail orientation were tested on this project! We delivered the app successfully and on time, with a limited amount of overtime. I lead the adoption of code review as a practice at Vizworx during this project. </text:p>
      <text:h text:style-name="P2" text:outline-level="2">EDUCATION</text:h>
      <text:p text:style-name="P14"><text:span text:style-name="T8">BHSc</text:span><text:span text:style-name="T7"> </text:span><text:span text:style-name="T21">–</text:span><text:span text:style-name="T7"> Bioinformatics (Honours) </text:span><text:span text:style-name="T21">–</text:span><text:span text:style-name="T7"> University of Calgary </text:span><text:span text:style-name="T21">–</text:span><text:span text:style-name="T7"> 2012</text:span></text:p>
      <text:h text:style-name="P1" text:outline-level="2">OTHER WORKS</text:h>
      <text:p text:style-name="P15"><text:span text:style-name="T1">I stood as a candidate in Canada's 2019 General Election.</text:span></text:p>
      <text:p text:style-name="P19"><text:span text:style-name="T1">I am fluent in French and English.</text:span></text:p>
      <text:p text:style-name="P16"><text:a xlink:type="simple" xlink:href="https://docs.google.com/presentation/d/1DqZJQQILjfYafysV29f-kdiitQ5ExCy-IOYz0IuUn78/edit?usp=sharing"><text:span text:style-name="T6">Accessible Visualizations: A Case Study (slides)</text:span></text:a><text:span text:style-name="T6"> - I presented work on making the Energy Futures visualization accessible, as part of the our design partner's </text:span><text:a xlink:type="simple" xlink:href="http://speakerseries.ilab.cpsc.ucalgary.ca/"><text:span text:style-name="T6">Data Empowerment Speaker Series</text:span></text:a><text:span text:style-name="T6">.</text:span></text:p>
      <text:p text:style-name="P5">References available on request - Full CV at <text:a xlink:type="simple" xlink:href="https://patrickking.github.io/">patrickking.github.io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21:27:30</meta:creation-date>
    <dc:date>2019-11-07T11:52:28.322322274</dc:date>
    <meta:editing-duration>P4DT1M35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25" meta:word-count="539" meta:character-count="3435" meta:non-whitespace-character-count="2861"/>
  </office:meta>
</office:document-meta>
</file>